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urpose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Below are calculations for making a small glycerol stock library of my hbond WT designs, multimutants, and clash mutants. I estimated 0.6 for these since they are all only 1 sequence, and measured OD600 for the controls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OD600</text:p>
          </table:table-cell>
          <table:table-cell table:style-name="ce1" office:value-type="string" calcext:value-type="string">
            <text:p>Number of Sequences</text:p>
          </table:table-cell>
          <table:table-cell table:style-name="ce1" office:value-type="string" calcext:value-type="string">
            <text:p>Sequence Ratio</text:p>
          </table:table-cell>
          <table:table-cell table:style-name="ce1" office:value-type="string" calcext:value-type="string">
            <text:p>Sequence Ratio/OD</text:p>
          </table:table-cell>
          <table:table-cell table:style-name="ce1" office:value-type="string" calcext:value-type="string">
            <text:p>Ratio for 1mL</text:p>
          </table:table-cell>
          <table:table-cell table:style-name="ce1" office:value-type="string" calcext:value-type="string">
            <text:p>uL per stock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5]/[.$C$56]" office:value-type="float" office:value="0.0158730158730159" calcext:value-type="float">
            <text:p>0.0158730158730159</text:p>
          </table:table-cell>
          <table:table-cell table:formula="of:=[.D5]/[.B5]" office:value-type="float" office:value="0.0264550264550265" calcext:value-type="float">
            <text:p>0.0264550264550265</text:p>
          </table:table-cell>
          <table:table-cell table:formula="of:=(1/[.$E$56])*[.E5]" office:value-type="float" office:value="0.015702479338843" calcext:value-type="float">
            <text:p>0.015702479338843</text:p>
          </table:table-cell>
          <table:table-cell table:formula="of:=ROUND([.F5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6]/[.$C$56]" office:value-type="float" office:value="0.0158730158730159" calcext:value-type="float">
            <text:p>0.0158730158730159</text:p>
          </table:table-cell>
          <table:table-cell table:formula="of:=[.D6]/[.B6]" office:value-type="float" office:value="0.0264550264550265" calcext:value-type="float">
            <text:p>0.0264550264550265</text:p>
          </table:table-cell>
          <table:table-cell table:formula="of:=(1/[.$E$56])*[.E6]" office:value-type="float" office:value="0.015702479338843" calcext:value-type="float">
            <text:p>0.015702479338843</text:p>
          </table:table-cell>
          <table:table-cell table:formula="of:=ROUND([.F6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C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7]/[.$C$56]" office:value-type="float" office:value="0.0158730158730159" calcext:value-type="float">
            <text:p>0.0158730158730159</text:p>
          </table:table-cell>
          <table:table-cell table:formula="of:=[.D7]/[.B7]" office:value-type="float" office:value="0.0264550264550265" calcext:value-type="float">
            <text:p>0.0264550264550265</text:p>
          </table:table-cell>
          <table:table-cell table:formula="of:=(1/[.$E$56])*[.E7]" office:value-type="float" office:value="0.015702479338843" calcext:value-type="float">
            <text:p>0.015702479338843</text:p>
          </table:table-cell>
          <table:table-cell table:formula="of:=ROUND([.F7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C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8]/[.$C$56]" office:value-type="float" office:value="0.0158730158730159" calcext:value-type="float">
            <text:p>0.0158730158730159</text:p>
          </table:table-cell>
          <table:table-cell table:formula="of:=[.D8]/[.B8]" office:value-type="float" office:value="0.0264550264550265" calcext:value-type="float">
            <text:p>0.0264550264550265</text:p>
          </table:table-cell>
          <table:table-cell table:formula="of:=(1/[.$E$56])*[.E8]" office:value-type="float" office:value="0.015702479338843" calcext:value-type="float">
            <text:p>0.015702479338843</text:p>
          </table:table-cell>
          <table:table-cell table:formula="of:=ROUND([.F8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C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9]/[.$C$56]" office:value-type="float" office:value="0.0158730158730159" calcext:value-type="float">
            <text:p>0.0158730158730159</text:p>
          </table:table-cell>
          <table:table-cell table:formula="of:=[.D9]/[.B9]" office:value-type="float" office:value="0.0264550264550265" calcext:value-type="float">
            <text:p>0.0264550264550265</text:p>
          </table:table-cell>
          <table:table-cell table:formula="of:=(1/[.$E$56])*[.E9]" office:value-type="float" office:value="0.015702479338843" calcext:value-type="float">
            <text:p>0.015702479338843</text:p>
          </table:table-cell>
          <table:table-cell table:formula="of:=ROUND([.F9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C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10]/[.$C$56]" office:value-type="float" office:value="0.0158730158730159" calcext:value-type="float">
            <text:p>0.0158730158730159</text:p>
          </table:table-cell>
          <table:table-cell table:formula="of:=[.D10]/[.B10]" office:value-type="float" office:value="0.0264550264550265" calcext:value-type="float">
            <text:p>0.0264550264550265</text:p>
          </table:table-cell>
          <table:table-cell table:formula="of:=(1/[.$E$56])*[.E10]" office:value-type="float" office:value="0.015702479338843" calcext:value-type="float">
            <text:p>0.015702479338843</text:p>
          </table:table-cell>
          <table:table-cell table:formula="of:=ROUND([.F10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D2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11]/[.$C$56]" office:value-type="float" office:value="0.0158730158730159" calcext:value-type="float">
            <text:p>0.0158730158730159</text:p>
          </table:table-cell>
          <table:table-cell table:formula="of:=[.D11]/[.B11]" office:value-type="float" office:value="0.0264550264550265" calcext:value-type="float">
            <text:p>0.0264550264550265</text:p>
          </table:table-cell>
          <table:table-cell table:formula="of:=(1/[.$E$56])*[.E11]" office:value-type="float" office:value="0.015702479338843" calcext:value-type="float">
            <text:p>0.015702479338843</text:p>
          </table:table-cell>
          <table:table-cell table:formula="of:=ROUND([.F11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D2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12]/[.$C$56]" office:value-type="float" office:value="0.0158730158730159" calcext:value-type="float">
            <text:p>0.0158730158730159</text:p>
          </table:table-cell>
          <table:table-cell table:formula="of:=[.D12]/[.B12]" office:value-type="float" office:value="0.0264550264550265" calcext:value-type="float">
            <text:p>0.0264550264550265</text:p>
          </table:table-cell>
          <table:table-cell table:formula="of:=(1/[.$E$56])*[.E12]" office:value-type="float" office:value="0.015702479338843" calcext:value-type="float">
            <text:p>0.015702479338843</text:p>
          </table:table-cell>
          <table:table-cell table:formula="of:=ROUND([.F12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D5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13]/[.$C$56]" office:value-type="float" office:value="0.0158730158730159" calcext:value-type="float">
            <text:p>0.0158730158730159</text:p>
          </table:table-cell>
          <table:table-cell table:formula="of:=[.D13]/[.B13]" office:value-type="float" office:value="0.0264550264550265" calcext:value-type="float">
            <text:p>0.0264550264550265</text:p>
          </table:table-cell>
          <table:table-cell table:formula="of:=(1/[.$E$56])*[.E13]" office:value-type="float" office:value="0.015702479338843" calcext:value-type="float">
            <text:p>0.015702479338843</text:p>
          </table:table-cell>
          <table:table-cell table:formula="of:=ROUND([.F13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D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14]/[.$C$56]" office:value-type="float" office:value="0.0158730158730159" calcext:value-type="float">
            <text:p>0.0158730158730159</text:p>
          </table:table-cell>
          <table:table-cell table:formula="of:=[.D14]/[.B14]" office:value-type="float" office:value="0.0264550264550265" calcext:value-type="float">
            <text:p>0.0264550264550265</text:p>
          </table:table-cell>
          <table:table-cell table:formula="of:=(1/[.$E$56])*[.E14]" office:value-type="float" office:value="0.015702479338843" calcext:value-type="float">
            <text:p>0.015702479338843</text:p>
          </table:table-cell>
          <table:table-cell table:formula="of:=ROUND([.F14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D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15]/[.$C$56]" office:value-type="float" office:value="0.0158730158730159" calcext:value-type="float">
            <text:p>0.0158730158730159</text:p>
          </table:table-cell>
          <table:table-cell table:formula="of:=[.D15]/[.B15]" office:value-type="float" office:value="0.0264550264550265" calcext:value-type="float">
            <text:p>0.0264550264550265</text:p>
          </table:table-cell>
          <table:table-cell table:formula="of:=(1/[.$E$56])*[.E15]" office:value-type="float" office:value="0.015702479338843" calcext:value-type="float">
            <text:p>0.015702479338843</text:p>
          </table:table-cell>
          <table:table-cell table:formula="of:=ROUND([.F15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WT1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16]/[.$C$56]" office:value-type="float" office:value="0.0158730158730159" calcext:value-type="float">
            <text:p>0.0158730158730159</text:p>
          </table:table-cell>
          <table:table-cell table:formula="of:=[.D16]/[.B16]" office:value-type="float" office:value="0.0264550264550265" calcext:value-type="float">
            <text:p>0.0264550264550265</text:p>
          </table:table-cell>
          <table:table-cell table:formula="of:=(1/[.$E$56])*[.E16]" office:value-type="float" office:value="0.015702479338843" calcext:value-type="float">
            <text:p>0.015702479338843</text:p>
          </table:table-cell>
          <table:table-cell table:formula="of:=ROUND([.F16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WT1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17]/[.$C$56]" office:value-type="float" office:value="0.0158730158730159" calcext:value-type="float">
            <text:p>0.0158730158730159</text:p>
          </table:table-cell>
          <table:table-cell table:formula="of:=[.D17]/[.B17]" office:value-type="float" office:value="0.0264550264550265" calcext:value-type="float">
            <text:p>0.0264550264550265</text:p>
          </table:table-cell>
          <table:table-cell table:formula="of:=(1/[.$E$56])*[.E17]" office:value-type="float" office:value="0.015702479338843" calcext:value-type="float">
            <text:p>0.015702479338843</text:p>
          </table:table-cell>
          <table:table-cell table:formula="of:=ROUND([.F17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WT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18]/[.$C$56]" office:value-type="float" office:value="0.0158730158730159" calcext:value-type="float">
            <text:p>0.0158730158730159</text:p>
          </table:table-cell>
          <table:table-cell table:formula="of:=[.D18]/[.B18]" office:value-type="float" office:value="0.0264550264550265" calcext:value-type="float">
            <text:p>0.0264550264550265</text:p>
          </table:table-cell>
          <table:table-cell table:formula="of:=(1/[.$E$56])*[.E18]" office:value-type="float" office:value="0.015702479338843" calcext:value-type="float">
            <text:p>0.015702479338843</text:p>
          </table:table-cell>
          <table:table-cell table:formula="of:=ROUND([.F18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1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19]/[.$C$56]" office:value-type="float" office:value="0.0158730158730159" calcext:value-type="float">
            <text:p>0.0158730158730159</text:p>
          </table:table-cell>
          <table:table-cell table:formula="of:=[.D19]/[.B19]" office:value-type="float" office:value="0.0264550264550265" calcext:value-type="float">
            <text:p>0.0264550264550265</text:p>
          </table:table-cell>
          <table:table-cell table:formula="of:=(1/[.$E$56])*[.E19]" office:value-type="float" office:value="0.015702479338843" calcext:value-type="float">
            <text:p>0.015702479338843</text:p>
          </table:table-cell>
          <table:table-cell table:formula="of:=ROUND([.F19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1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20]/[.$C$56]" office:value-type="float" office:value="0.0158730158730159" calcext:value-type="float">
            <text:p>0.0158730158730159</text:p>
          </table:table-cell>
          <table:table-cell table:formula="of:=[.D20]/[.B20]" office:value-type="float" office:value="0.0264550264550265" calcext:value-type="float">
            <text:p>0.0264550264550265</text:p>
          </table:table-cell>
          <table:table-cell table:formula="of:=(1/[.$E$56])*[.E20]" office:value-type="float" office:value="0.015702479338843" calcext:value-type="float">
            <text:p>0.015702479338843</text:p>
          </table:table-cell>
          <table:table-cell table:formula="of:=ROUND([.F20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2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21]/[.$C$56]" office:value-type="float" office:value="0.0158730158730159" calcext:value-type="float">
            <text:p>0.0158730158730159</text:p>
          </table:table-cell>
          <table:table-cell table:formula="of:=[.D21]/[.B21]" office:value-type="float" office:value="0.0264550264550265" calcext:value-type="float">
            <text:p>0.0264550264550265</text:p>
          </table:table-cell>
          <table:table-cell table:formula="of:=(1/[.$E$56])*[.E21]" office:value-type="float" office:value="0.015702479338843" calcext:value-type="float">
            <text:p>0.015702479338843</text:p>
          </table:table-cell>
          <table:table-cell table:formula="of:=ROUND([.F21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3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22]/[.$C$56]" office:value-type="float" office:value="0.0158730158730159" calcext:value-type="float">
            <text:p>0.0158730158730159</text:p>
          </table:table-cell>
          <table:table-cell table:formula="of:=[.D22]/[.B22]" office:value-type="float" office:value="0.0264550264550265" calcext:value-type="float">
            <text:p>0.0264550264550265</text:p>
          </table:table-cell>
          <table:table-cell table:formula="of:=(1/[.$E$56])*[.E22]" office:value-type="float" office:value="0.015702479338843" calcext:value-type="float">
            <text:p>0.015702479338843</text:p>
          </table:table-cell>
          <table:table-cell table:formula="of:=ROUND([.F22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3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23]/[.$C$56]" office:value-type="float" office:value="0.0158730158730159" calcext:value-type="float">
            <text:p>0.0158730158730159</text:p>
          </table:table-cell>
          <table:table-cell table:formula="of:=[.D23]/[.B23]" office:value-type="float" office:value="0.0264550264550265" calcext:value-type="float">
            <text:p>0.0264550264550265</text:p>
          </table:table-cell>
          <table:table-cell table:formula="of:=(1/[.$E$56])*[.E23]" office:value-type="float" office:value="0.015702479338843" calcext:value-type="float">
            <text:p>0.015702479338843</text:p>
          </table:table-cell>
          <table:table-cell table:formula="of:=ROUND([.F23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4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24]/[.$C$56]" office:value-type="float" office:value="0.0158730158730159" calcext:value-type="float">
            <text:p>0.0158730158730159</text:p>
          </table:table-cell>
          <table:table-cell table:formula="of:=[.D24]/[.B24]" office:value-type="float" office:value="0.0264550264550265" calcext:value-type="float">
            <text:p>0.0264550264550265</text:p>
          </table:table-cell>
          <table:table-cell table:formula="of:=(1/[.$E$56])*[.E24]" office:value-type="float" office:value="0.015702479338843" calcext:value-type="float">
            <text:p>0.015702479338843</text:p>
          </table:table-cell>
          <table:table-cell table:formula="of:=ROUND([.F24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C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25]/[.$C$56]" office:value-type="float" office:value="0.0158730158730159" calcext:value-type="float">
            <text:p>0.0158730158730159</text:p>
          </table:table-cell>
          <table:table-cell table:formula="of:=[.D25]/[.B25]" office:value-type="float" office:value="0.0264550264550265" calcext:value-type="float">
            <text:p>0.0264550264550265</text:p>
          </table:table-cell>
          <table:table-cell table:formula="of:=(1/[.$E$56])*[.E25]" office:value-type="float" office:value="0.015702479338843" calcext:value-type="float">
            <text:p>0.015702479338843</text:p>
          </table:table-cell>
          <table:table-cell table:formula="of:=ROUND([.F25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C1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26]/[.$C$56]" office:value-type="float" office:value="0.0158730158730159" calcext:value-type="float">
            <text:p>0.0158730158730159</text:p>
          </table:table-cell>
          <table:table-cell table:formula="of:=[.D26]/[.B26]" office:value-type="float" office:value="0.0264550264550265" calcext:value-type="float">
            <text:p>0.0264550264550265</text:p>
          </table:table-cell>
          <table:table-cell table:formula="of:=(1/[.$E$56])*[.E26]" office:value-type="float" office:value="0.015702479338843" calcext:value-type="float">
            <text:p>0.015702479338843</text:p>
          </table:table-cell>
          <table:table-cell table:formula="of:=ROUND([.F26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C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27]/[.$C$56]" office:value-type="float" office:value="0.0158730158730159" calcext:value-type="float">
            <text:p>0.0158730158730159</text:p>
          </table:table-cell>
          <table:table-cell table:formula="of:=[.D27]/[.B27]" office:value-type="float" office:value="0.0264550264550265" calcext:value-type="float">
            <text:p>0.0264550264550265</text:p>
          </table:table-cell>
          <table:table-cell table:formula="of:=(1/[.$E$56])*[.E27]" office:value-type="float" office:value="0.015702479338843" calcext:value-type="float">
            <text:p>0.015702479338843</text:p>
          </table:table-cell>
          <table:table-cell table:formula="of:=ROUND([.F27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C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28]/[.$C$56]" office:value-type="float" office:value="0.0158730158730159" calcext:value-type="float">
            <text:p>0.0158730158730159</text:p>
          </table:table-cell>
          <table:table-cell table:formula="of:=[.D28]/[.B28]" office:value-type="float" office:value="0.0264550264550265" calcext:value-type="float">
            <text:p>0.0264550264550265</text:p>
          </table:table-cell>
          <table:table-cell table:formula="of:=(1/[.$E$56])*[.E28]" office:value-type="float" office:value="0.015702479338843" calcext:value-type="float">
            <text:p>0.015702479338843</text:p>
          </table:table-cell>
          <table:table-cell table:formula="of:=ROUND([.F28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C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29]/[.$C$56]" office:value-type="float" office:value="0.0158730158730159" calcext:value-type="float">
            <text:p>0.0158730158730159</text:p>
          </table:table-cell>
          <table:table-cell table:formula="of:=[.D29]/[.B29]" office:value-type="float" office:value="0.0264550264550265" calcext:value-type="float">
            <text:p>0.0264550264550265</text:p>
          </table:table-cell>
          <table:table-cell table:formula="of:=(1/[.$E$56])*[.E29]" office:value-type="float" office:value="0.015702479338843" calcext:value-type="float">
            <text:p>0.015702479338843</text:p>
          </table:table-cell>
          <table:table-cell table:formula="of:=ROUND([.F29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C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30]/[.$C$56]" office:value-type="float" office:value="0.0158730158730159" calcext:value-type="float">
            <text:p>0.0158730158730159</text:p>
          </table:table-cell>
          <table:table-cell table:formula="of:=[.D30]/[.B30]" office:value-type="float" office:value="0.0264550264550265" calcext:value-type="float">
            <text:p>0.0264550264550265</text:p>
          </table:table-cell>
          <table:table-cell table:formula="of:=(1/[.$E$56])*[.E30]" office:value-type="float" office:value="0.015702479338843" calcext:value-type="float">
            <text:p>0.015702479338843</text:p>
          </table:table-cell>
          <table:table-cell table:formula="of:=ROUND([.F30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D1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31]/[.$C$56]" office:value-type="float" office:value="0.0158730158730159" calcext:value-type="float">
            <text:p>0.0158730158730159</text:p>
          </table:table-cell>
          <table:table-cell table:formula="of:=[.D31]/[.B31]" office:value-type="float" office:value="0.0264550264550265" calcext:value-type="float">
            <text:p>0.0264550264550265</text:p>
          </table:table-cell>
          <table:table-cell table:formula="of:=(1/[.$E$56])*[.E31]" office:value-type="float" office:value="0.015702479338843" calcext:value-type="float">
            <text:p>0.015702479338843</text:p>
          </table:table-cell>
          <table:table-cell table:formula="of:=ROUND([.F31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D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32]/[.$C$56]" office:value-type="float" office:value="0.0158730158730159" calcext:value-type="float">
            <text:p>0.0158730158730159</text:p>
          </table:table-cell>
          <table:table-cell table:formula="of:=[.D32]/[.B32]" office:value-type="float" office:value="0.0264550264550265" calcext:value-type="float">
            <text:p>0.0264550264550265</text:p>
          </table:table-cell>
          <table:table-cell table:formula="of:=(1/[.$E$56])*[.E32]" office:value-type="float" office:value="0.015702479338843" calcext:value-type="float">
            <text:p>0.015702479338843</text:p>
          </table:table-cell>
          <table:table-cell table:formula="of:=ROUND([.F32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D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33]/[.$C$56]" office:value-type="float" office:value="0.0158730158730159" calcext:value-type="float">
            <text:p>0.0158730158730159</text:p>
          </table:table-cell>
          <table:table-cell table:formula="of:=[.D33]/[.B33]" office:value-type="float" office:value="0.0264550264550265" calcext:value-type="float">
            <text:p>0.0264550264550265</text:p>
          </table:table-cell>
          <table:table-cell table:formula="of:=(1/[.$E$56])*[.E33]" office:value-type="float" office:value="0.015702479338843" calcext:value-type="float">
            <text:p>0.015702479338843</text:p>
          </table:table-cell>
          <table:table-cell table:formula="of:=ROUND([.F33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D3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34]/[.$C$56]" office:value-type="float" office:value="0.0158730158730159" calcext:value-type="float">
            <text:p>0.0158730158730159</text:p>
          </table:table-cell>
          <table:table-cell table:formula="of:=[.D34]/[.B34]" office:value-type="float" office:value="0.0264550264550265" calcext:value-type="float">
            <text:p>0.0264550264550265</text:p>
          </table:table-cell>
          <table:table-cell table:formula="of:=(1/[.$E$56])*[.E34]" office:value-type="float" office:value="0.015702479338843" calcext:value-type="float">
            <text:p>0.015702479338843</text:p>
          </table:table-cell>
          <table:table-cell table:formula="of:=ROUND([.F34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D3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35]/[.$C$56]" office:value-type="float" office:value="0.0158730158730159" calcext:value-type="float">
            <text:p>0.0158730158730159</text:p>
          </table:table-cell>
          <table:table-cell table:formula="of:=[.D35]/[.B35]" office:value-type="float" office:value="0.0264550264550265" calcext:value-type="float">
            <text:p>0.0264550264550265</text:p>
          </table:table-cell>
          <table:table-cell table:formula="of:=(1/[.$E$56])*[.E35]" office:value-type="float" office:value="0.015702479338843" calcext:value-type="float">
            <text:p>0.015702479338843</text:p>
          </table:table-cell>
          <table:table-cell table:formula="of:=ROUND([.F35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D5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36]/[.$C$56]" office:value-type="float" office:value="0.0158730158730159" calcext:value-type="float">
            <text:p>0.0158730158730159</text:p>
          </table:table-cell>
          <table:table-cell table:formula="of:=[.D36]/[.B36]" office:value-type="float" office:value="0.0264550264550265" calcext:value-type="float">
            <text:p>0.0264550264550265</text:p>
          </table:table-cell>
          <table:table-cell table:formula="of:=(1/[.$E$56])*[.E36]" office:value-type="float" office:value="0.015702479338843" calcext:value-type="float">
            <text:p>0.015702479338843</text:p>
          </table:table-cell>
          <table:table-cell table:formula="of:=ROUND([.F36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D5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37]/[.$C$56]" office:value-type="float" office:value="0.0158730158730159" calcext:value-type="float">
            <text:p>0.0158730158730159</text:p>
          </table:table-cell>
          <table:table-cell table:formula="of:=[.D37]/[.B37]" office:value-type="float" office:value="0.0264550264550265" calcext:value-type="float">
            <text:p>0.0264550264550265</text:p>
          </table:table-cell>
          <table:table-cell table:formula="of:=(1/[.$E$56])*[.E37]" office:value-type="float" office:value="0.015702479338843" calcext:value-type="float">
            <text:p>0.015702479338843</text:p>
          </table:table-cell>
          <table:table-cell table:formula="of:=ROUND([.F37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WT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38]/[.$C$56]" office:value-type="float" office:value="0.0158730158730159" calcext:value-type="float">
            <text:p>0.0158730158730159</text:p>
          </table:table-cell>
          <table:table-cell table:formula="of:=[.D38]/[.B38]" office:value-type="float" office:value="0.0264550264550265" calcext:value-type="float">
            <text:p>0.0264550264550265</text:p>
          </table:table-cell>
          <table:table-cell table:formula="of:=(1/[.$E$56])*[.E38]" office:value-type="float" office:value="0.015702479338843" calcext:value-type="float">
            <text:p>0.015702479338843</text:p>
          </table:table-cell>
          <table:table-cell table:formula="of:=ROUND([.F38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WT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39]/[.$C$56]" office:value-type="float" office:value="0.0158730158730159" calcext:value-type="float">
            <text:p>0.0158730158730159</text:p>
          </table:table-cell>
          <table:table-cell table:formula="of:=[.D39]/[.B39]" office:value-type="float" office:value="0.0264550264550265" calcext:value-type="float">
            <text:p>0.0264550264550265</text:p>
          </table:table-cell>
          <table:table-cell table:formula="of:=(1/[.$E$56])*[.E39]" office:value-type="float" office:value="0.015702479338843" calcext:value-type="float">
            <text:p>0.015702479338843</text:p>
          </table:table-cell>
          <table:table-cell table:formula="of:=ROUND([.F39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WT3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40]/[.$C$56]" office:value-type="float" office:value="0.0158730158730159" calcext:value-type="float">
            <text:p>0.0158730158730159</text:p>
          </table:table-cell>
          <table:table-cell table:formula="of:=[.D40]/[.B40]" office:value-type="float" office:value="0.0264550264550265" calcext:value-type="float">
            <text:p>0.0264550264550265</text:p>
          </table:table-cell>
          <table:table-cell table:formula="of:=(1/[.$E$56])*[.E40]" office:value-type="float" office:value="0.015702479338843" calcext:value-type="float">
            <text:p>0.015702479338843</text:p>
          </table:table-cell>
          <table:table-cell table:formula="of:=ROUND([.F40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WT3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41]/[.$C$56]" office:value-type="float" office:value="0.0158730158730159" calcext:value-type="float">
            <text:p>0.0158730158730159</text:p>
          </table:table-cell>
          <table:table-cell table:formula="of:=[.D41]/[.B41]" office:value-type="float" office:value="0.0264550264550265" calcext:value-type="float">
            <text:p>0.0264550264550265</text:p>
          </table:table-cell>
          <table:table-cell table:formula="of:=(1/[.$E$56])*[.E41]" office:value-type="float" office:value="0.015702479338843" calcext:value-type="float">
            <text:p>0.015702479338843</text:p>
          </table:table-cell>
          <table:table-cell table:formula="of:=ROUND([.F41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WT3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42]/[.$C$56]" office:value-type="float" office:value="0.0158730158730159" calcext:value-type="float">
            <text:p>0.0158730158730159</text:p>
          </table:table-cell>
          <table:table-cell table:formula="of:=[.D42]/[.B42]" office:value-type="float" office:value="0.0264550264550265" calcext:value-type="float">
            <text:p>0.0264550264550265</text:p>
          </table:table-cell>
          <table:table-cell table:formula="of:=(1/[.$E$56])*[.E42]" office:value-type="float" office:value="0.015702479338843" calcext:value-type="float">
            <text:p>0.015702479338843</text:p>
          </table:table-cell>
          <table:table-cell table:formula="of:=ROUND([.F42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WT3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43]/[.$C$56]" office:value-type="float" office:value="0.0158730158730159" calcext:value-type="float">
            <text:p>0.0158730158730159</text:p>
          </table:table-cell>
          <table:table-cell table:formula="of:=[.D43]/[.B43]" office:value-type="float" office:value="0.0264550264550265" calcext:value-type="float">
            <text:p>0.0264550264550265</text:p>
          </table:table-cell>
          <table:table-cell table:formula="of:=(1/[.$E$56])*[.E43]" office:value-type="float" office:value="0.015702479338843" calcext:value-type="float">
            <text:p>0.015702479338843</text:p>
          </table:table-cell>
          <table:table-cell table:formula="of:=ROUND([.F43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WT4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44]/[.$C$56]" office:value-type="float" office:value="0.0158730158730159" calcext:value-type="float">
            <text:p>0.0158730158730159</text:p>
          </table:table-cell>
          <table:table-cell table:formula="of:=[.D44]/[.B44]" office:value-type="float" office:value="0.0264550264550265" calcext:value-type="float">
            <text:p>0.0264550264550265</text:p>
          </table:table-cell>
          <table:table-cell table:formula="of:=(1/[.$E$56])*[.E44]" office:value-type="float" office:value="0.015702479338843" calcext:value-type="float">
            <text:p>0.015702479338843</text:p>
          </table:table-cell>
          <table:table-cell table:formula="of:=ROUND([.F44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YF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45]/[.$C$56]" office:value-type="float" office:value="0.0158730158730159" calcext:value-type="float">
            <text:p>0.0158730158730159</text:p>
          </table:table-cell>
          <table:table-cell table:formula="of:=[.D45]/[.B45]" office:value-type="float" office:value="0.0264550264550265" calcext:value-type="float">
            <text:p>0.0264550264550265</text:p>
          </table:table-cell>
          <table:table-cell table:formula="of:=(1/[.$E$56])*[.E45]" office:value-type="float" office:value="0.015702479338843" calcext:value-type="float">
            <text:p>0.015702479338843</text:p>
          </table:table-cell>
          <table:table-cell table:formula="of:=ROUND([.F45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YF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46]/[.$C$56]" office:value-type="float" office:value="0.0158730158730159" calcext:value-type="float">
            <text:p>0.0158730158730159</text:p>
          </table:table-cell>
          <table:table-cell table:formula="of:=[.D46]/[.B46]" office:value-type="float" office:value="0.0264550264550265" calcext:value-type="float">
            <text:p>0.0264550264550265</text:p>
          </table:table-cell>
          <table:table-cell table:formula="of:=(1/[.$E$56])*[.E46]" office:value-type="float" office:value="0.015702479338843" calcext:value-type="float">
            <text:p>0.015702479338843</text:p>
          </table:table-cell>
          <table:table-cell table:formula="of:=ROUND([.F46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YF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47]/[.$C$56]" office:value-type="float" office:value="0.0158730158730159" calcext:value-type="float">
            <text:p>0.0158730158730159</text:p>
          </table:table-cell>
          <table:table-cell table:formula="of:=[.D47]/[.B47]" office:value-type="float" office:value="0.0264550264550265" calcext:value-type="float">
            <text:p>0.0264550264550265</text:p>
          </table:table-cell>
          <table:table-cell table:formula="of:=(1/[.$E$56])*[.E47]" office:value-type="float" office:value="0.015702479338843" calcext:value-type="float">
            <text:p>0.015702479338843</text:p>
          </table:table-cell>
          <table:table-cell table:formula="of:=ROUND([.F47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YF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48]/[.$C$56]" office:value-type="float" office:value="0.0158730158730159" calcext:value-type="float">
            <text:p>0.0158730158730159</text:p>
          </table:table-cell>
          <table:table-cell table:formula="of:=[.D48]/[.B48]" office:value-type="float" office:value="0.0264550264550265" calcext:value-type="float">
            <text:p>0.0264550264550265</text:p>
          </table:table-cell>
          <table:table-cell table:formula="of:=(1/[.$E$56])*[.E48]" office:value-type="float" office:value="0.015702479338843" calcext:value-type="float">
            <text:p>0.015702479338843</text:p>
          </table:table-cell>
          <table:table-cell table:formula="of:=ROUND([.F48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49]/[.$C$56]" office:value-type="float" office:value="0.0158730158730159" calcext:value-type="float">
            <text:p>0.0158730158730159</text:p>
          </table:table-cell>
          <table:table-cell table:formula="of:=[.D49]/[.B49]" office:value-type="float" office:value="0.0264550264550265" calcext:value-type="float">
            <text:p>0.0264550264550265</text:p>
          </table:table-cell>
          <table:table-cell table:formula="of:=(1/[.$E$56])*[.E49]" office:value-type="float" office:value="0.015702479338843" calcext:value-type="float">
            <text:p>0.015702479338843</text:p>
          </table:table-cell>
          <table:table-cell table:formula="of:=ROUND([.F49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50]/[.$C$56]" office:value-type="float" office:value="0.0158730158730159" calcext:value-type="float">
            <text:p>0.0158730158730159</text:p>
          </table:table-cell>
          <table:table-cell table:formula="of:=[.D50]/[.B50]" office:value-type="float" office:value="0.0264550264550265" calcext:value-type="float">
            <text:p>0.0264550264550265</text:p>
          </table:table-cell>
          <table:table-cell table:formula="of:=(1/[.$E$56])*[.E50]" office:value-type="float" office:value="0.015702479338843" calcext:value-type="float">
            <text:p>0.015702479338843</text:p>
          </table:table-cell>
          <table:table-cell table:formula="of:=ROUND([.F50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51]/[.$C$56]" office:value-type="float" office:value="0.0158730158730159" calcext:value-type="float">
            <text:p>0.0158730158730159</text:p>
          </table:table-cell>
          <table:table-cell table:formula="of:=[.D51]/[.B51]" office:value-type="float" office:value="0.0264550264550265" calcext:value-type="float">
            <text:p>0.0264550264550265</text:p>
          </table:table-cell>
          <table:table-cell table:formula="of:=(1/[.$E$56])*[.E51]" office:value-type="float" office:value="0.015702479338843" calcext:value-type="float">
            <text:p>0.015702479338843</text:p>
          </table:table-cell>
          <table:table-cell table:formula="of:=ROUND([.F51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52]/[.$C$56]" office:value-type="float" office:value="0.0158730158730159" calcext:value-type="float">
            <text:p>0.0158730158730159</text:p>
          </table:table-cell>
          <table:table-cell table:formula="of:=[.D52]/[.B52]" office:value-type="float" office:value="0.0264550264550265" calcext:value-type="float">
            <text:p>0.0264550264550265</text:p>
          </table:table-cell>
          <table:table-cell table:formula="of:=(1/[.$E$56])*[.E52]" office:value-type="float" office:value="0.015702479338843" calcext:value-type="float">
            <text:p>0.015702479338843</text:p>
          </table:table-cell>
          <table:table-cell table:formula="of:=ROUND([.F52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53]/[.$C$56]" office:value-type="float" office:value="0.0158730158730159" calcext:value-type="float">
            <text:p>0.0158730158730159</text:p>
          </table:table-cell>
          <table:table-cell table:formula="of:=[.D53]/[.B53]" office:value-type="float" office:value="0.0264550264550265" calcext:value-type="float">
            <text:p>0.0264550264550265</text:p>
          </table:table-cell>
          <table:table-cell table:formula="of:=(1/[.$E$56])*[.E53]" office:value-type="float" office:value="0.015702479338843" calcext:value-type="float">
            <text:p>0.015702479338843</text:p>
          </table:table-cell>
          <table:table-cell table:formula="of:=ROUND([.F53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54]/[.$C$56]" office:value-type="float" office:value="0.0158730158730159" calcext:value-type="float">
            <text:p>0.0158730158730159</text:p>
          </table:table-cell>
          <table:table-cell table:formula="of:=[.D54]/[.B54]" office:value-type="float" office:value="0.0264550264550265" calcext:value-type="float">
            <text:p>0.0264550264550265</text:p>
          </table:table-cell>
          <table:table-cell table:formula="of:=(1/[.$E$56])*[.E54]" office:value-type="float" office:value="0.015702479338843" calcext:value-type="float">
            <text:p>0.015702479338843</text:p>
          </table:table-cell>
          <table:table-cell table:formula="of:=ROUND([.F54]*1000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 controls</text:p>
          </table:table-cell>
          <table:table-cell office:value-type="float" office:value="0.57" calcext:value-type="float">
            <text:p>0.57</text:p>
          </table:table-cell>
          <table:table-cell office:value-type="float" office:value="13" calcext:value-type="float">
            <text:p>13</text:p>
          </table:table-cell>
          <table:table-cell table:formula="of:=[.C55]/[.$C$56]" office:value-type="float" office:value="0.206349206349206" calcext:value-type="float">
            <text:p>0.206349206349206</text:p>
          </table:table-cell>
          <table:table-cell table:formula="of:=[.D55]/[.B55]" office:value-type="float" office:value="0.362016151489836" calcext:value-type="float">
            <text:p>0.362016151489836</text:p>
          </table:table-cell>
          <table:table-cell table:formula="of:=(1/[.$E$56])*[.E55]" office:value-type="float" office:value="0.214876033057851" calcext:value-type="float">
            <text:p>0.214876033057851</text:p>
          </table:table-cell>
          <table:table-cell table:formula="of:=ROUND([.F55]*1000;0)" office:value-type="float" office:value="215" calcext:value-type="float">
            <text:p>215</text:p>
          </table:table-cell>
        </table:table-row>
        <table:table-row table:style-name="ro1">
          <table:table-cell table:number-columns-repeated="2"/>
          <table:table-cell table:formula="of:=SUM([.C5:.C55])" office:value-type="float" office:value="63" calcext:value-type="float">
            <text:p>63</text:p>
          </table:table-cell>
          <table:table-cell/>
          <table:table-cell table:formula="of:=SUM([.E5:.E55])" office:value-type="float" office:value="1.68476747424116" calcext:value-type="float">
            <text:p>1.68476747424116</text:p>
          </table:table-cell>
          <table:table-cell table:formula="of:=SUM([.F5:.F55])" office:value-type="float" office:value="1" calcext:value-type="float">
            <text:p>1</text:p>
          </table:table-cell>
          <table:table-cell table:formula="of:=SUM([.G5:.G55])" office:value-type="float" office:value="1015" calcext:value-type="float">
            <text:p>1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0:24:46.017049948</meta:creation-date>
    <dc:date>2024-05-20T22:57:00.706655085</dc:date>
    <meta:editing-duration>PT1M18S</meta:editing-duration>
    <meta:editing-cycles>2</meta:editing-cycles>
    <meta:generator>LibreOffice/7.3.7.2$Linux_X86_64 LibreOffice_project/30$Build-2</meta:generator>
    <meta:document-statistic meta:table-count="1" meta:cell-count="370" meta:object-count="0"/>
  </office:meta>
</office:document-meta>
</file>